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41mm"/>
    </style:style>
    <style:style style:name="co3" style:family="table-column">
      <style:table-column-properties fo:break-before="auto" style:column-width="79.06mm"/>
    </style:style>
    <style:style style:name="co4" style:family="table-column">
      <style:table-column-properties fo:break-before="auto" style:column-width="40.62mm"/>
    </style:style>
    <style:style style:name="co5" style:family="table-column">
      <style:table-column-properties fo:break-before="auto" style:column-width="48.37mm"/>
    </style:style>
    <style:style style:name="co6" style:family="table-column">
      <style:table-column-properties fo:break-before="auto" style:column-width="72.71mm"/>
    </style:style>
    <style:style style:name="co7" style:family="table-column">
      <style:table-column-properties fo:break-before="auto" style:column-width="54.17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80.43mm"/>
    </style:style>
    <style:style style:name="co10" style:family="table-column">
      <style:table-column-properties fo:break-before="auto" style:column-width="7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/>
      <style:text-properties style:use-window-font-color="true"/>
    </style:style>
    <style:style style:name="ce5" style:family="table-cell" style:parent-style-name="Default">
      <style:table-cell-properties fo:background-color="#99ff99"/>
      <style:text-properties style:font-name="Liberation Sans" style:font-name-asian="Source Han Sans CN Regular" style:font-name-complex="Lohit Devanagari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j</text:p>
          </table:table-cell>
          <table:table-cell table:style-name="ce1" office:value-type="string" calcext:value-type="string">
            <text:p>Vlabel</text:p>
          </table:table-cell>
          <table:table-cell table:style-name="ce1" office:value-type="string" calcext:value-type="string">
            <text:p>VestDeg</text:p>
          </table:table-cell>
          <table:table-cell table:style-name="ce1" office:value-type="string" calcext:value-type="string">
            <text:p>Vremaining</text:p>
          </table:table-cell>
          <table:table-cell table:style-name="ce1" office:value-type="string" calcext:value-type="string">
            <text:p>VoldRemaining</text:p>
          </table:table-cell>
          <table:table-cell table:style-name="ce1" office:value-type="string" calcext:value-type="string">
            <text:p>VsuperLabels</text:p>
          </table:table-cell>
          <table:table-cell table:style-name="ce1" office:value-type="string" calcext:value-type="string">
            <text:p>VcoveredLabels</text:p>
          </table:table-cell>
          <table:table-cell table:style-name="ce1" office:value-type="string" calcext:value-type="string">
            <text:p>VnotCoveredBySuperLabels</text:p>
          </table:table-cell>
          <table:table-cell table:style-name="ce1" office:value-type="string" calcext:value-type="string">
            <text:p>Vchanged</text:p>
          </table:table-cell>
          <table:table-cell table:style-name="ce1" office:value-type="string" calcext:value-type="string">
            <text:p>VnewRemaining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4" office:value-type="float" office:value="0" calcext:value-type="float">
            <text:p>0</text:p>
          </table:table-cell>
          <table:table-cell table:style-name="ce1" table:number-columns-repeated="7"/>
          <table:table-cell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office:value-type="string" calcext:value-type="string">
            <text:p>\emptyset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string" calcext:value-type="string">
            <text:p>\emptyse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Movie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\emptyset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\{\text{Movie}\}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string" calcext:value-type="string">
            <text:p>1 - \sprob(\text{Movie}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1 - \sprob(\text{Movie})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\avgdeg_\alpha(\text{Movie}, T, *) \cdot \sprob(\text{Movie}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1 - \sprob(\text{Movie})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string" calcext:value-type="string">
            <text:p>\{\text{Movie}\}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 office:value-type="string" calcext:value-type="string">
            <text:p>1 - \sprob(\text{Movie})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office:value-type="string" calcext:value-type="string">
            <text:p>\emptyset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string" calcext:value-type="string">
            <text:p>\emptyse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ctor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\emptyset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\{\text{Actor}\}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string" calcext:value-type="string">
            <text:p>1 - \sprob(\text{Actor}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(1 - \sprob(\text{Actor})) - \sprob(\text{Movie})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\avgdeg_\alpha(\text{Movie}, T, *) \cdot \sprob(\text{Movie}) + \avgdeg_\alpha(\text{Actor}, T, *) \cdot \sprob(\text{Actor}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(1 - \sprob(\text{Actor})) - \sprob(\text{Movie})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string" calcext:value-type="string">
            <text:p>\{\text{Actor}\}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Director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\{\text{Actor}\}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\{\text{Actor}, \text{Director}\}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string" calcext:value-type="string">
            <text:p>(1 - \sprob(\text{Actor})) \cdot (1 - \sprob(\text(Director))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(1 - \sprob(\text{Actor})) \cdot (1 - \sprob(\text(Director))) - \sprob(\text{Movie})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\avgdeg_\alpha(\text{Movie}, T, *) \cdot \sprob(\text{Movie}) + \avgdeg_\alpha(\text{Actor}, T, *) \cdot \sprob(\text{Actor}) + \avgdeg_\alpha(\text{Director}, T, *) \cdot (1 - \sprob(\text{Actor})) \cdot \sprob(\text{Director}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(1 - \sprob(\text{Actor})) \cdot (1 - \sprob(\text(Director))) - \sprob(\text{Movie})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string" calcext:value-type="string">
            <text:p>\{\text{Actor}, \text{Director}\}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Person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\emptyset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 calcext:value-type="string">
            <text:p>\{\text{Person}\}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string" calcext:value-type="string">
            <text:p>1 - \sprob(\text{Person}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(1 - \sprob(\text{Person})) - \sprob(\text{Movie})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\avgdeg_\alpha(\text{Movie}, T, *) \cdot \sprob(\text{Movie}) + \avgdeg_\alpha(\text{Actor}, T, *) \cdot \sprob(\text{Actor}) + \avgdeg_\alpha(\text{Director}, T, *) \cdot (1 - \sprob(\text{Actor})) \cdot \sprob(\text{Director}) + \avgdeg_\alpha(\text{Person}, T, *) \cdot ((1 - \sprob(\text{Actor})) \cdot (1 - \sprob(\text{Director})) - (1 - \sprob(\text{Person})))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(1 - \sprob(\text{Person})) - \sprob(\text{Movie})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string" calcext:value-type="string">
            <text:p>\{\text{Actor}, \text{Director}, \text{Person}\}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5" office:value-type="string" calcext:value-type="string">
            <text:p>\avgdeg_\alpha(\text{Movie}, T, *) \cdot \sprob(\text{Movie}) + \avgdeg_\alpha(\text{Actor}, T, *) \cdot \sprob(\text{Actor}) + \avgdeg_\alpha(\text{Director}, T, *) \cdot (1 - \sprob(\text{Actor})) \cdot \sprob(\text{Director}) <text:s/>\cdot ((1 - \sprob(\text{Actor})) \cdot (1 - \sprob(\text{Director})) - (1 - \sprob(\text{Person}))) + <text:s/>\avgdeg_\alpha(*, T, *) \cdot ((1 - \sprob(\text{Person})) - \sprob(\text{Movie}))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5"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 style:data-style-name="N2" text:time-value="10:48:04.4384745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enftle</meta:initial-creator>
    <meta:creation-date>2017-05-30T16:03:11.697225003</meta:creation-date>
    <dc:date>2017-05-31T21:33:47.415154220</dc:date>
    <dc:creator>Moritz Renftle</dc:creator>
    <meta:editing-duration>PT10H26M42S</meta:editing-duration>
    <meta:editing-cycles>26</meta:editing-cycles>
    <meta:generator>LibreOffice/5.0.6.2$Linux_X86_64 LibreOffice_project/00$Build-2</meta:generator>
    <meta:document-statistic meta:table-count="1" meta:cell-count="68" meta:object-count="0"/>
  </office:meta>
</office:document-meta>
</file>